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2:.B2])" office:value-type="float" office:value="0.269905533100001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46799087524" calcext:value-type="float">
            <text:p>0,0146799088</text:p>
          </table:table-cell>
          <table:table-cell office:value-type="float" office:value="23.4344229698" calcext:value-type="float">
            <text:p>23,434422969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3:.B3])" office:value-type="float" office:value="0.277843931099994" calcext:value-type="float">
            <text:p>0,28</text:p>
          </table:table-cell>
          <table:table-cell/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0.0162799358368" calcext:value-type="float">
            <text:p>0,0162799358</text:p>
          </table:table-cell>
          <table:table-cell office:value-type="float" office:value="23.1826179028" calcext:value-type="float">
            <text:p>23,18261790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348336906" calcext:value-type="float">
            <text:p>99,63</text:p>
          </table:table-cell>
          <table:table-cell table:style-name="ce3" table:formula="of:=100 - SUM([.A4:.B4])" office:value-type="float" office:value="0.365166309399996" calcext:value-type="float">
            <text:p>0,37</text:p>
          </table:table-cell>
          <table:table-cell/>
          <table:table-cell table:style-name="ce4" table:formula="of:=[.E20]+[.H20]" office:value-type="float" office:value="12551" calcext:value-type="float">
            <text:p>12551</text:p>
          </table:table-cell>
          <table:table-cell table:formula="of:=12597-[.E4]" office:value-type="float" office:value="46" calcext:value-type="float">
            <text:p>46</text:p>
          </table:table-cell>
          <table:table-cell office:value-type="float" office:value="0.0141909122467" calcext:value-type="float">
            <text:p>0,0141909122</text:p>
          </table:table-cell>
          <table:table-cell office:value-type="float" office:value="23.1646959782" calcext:value-type="float">
            <text:p>23,16469597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5:.B5])" office:value-type="float" office:value="0.317535921300006" calcext:value-type="float">
            <text:p>0,32</text:p>
          </table:table-cell>
          <table:table-cell/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0.0154728889465" calcext:value-type="float">
            <text:p>0,0154728889</text:p>
          </table:table-cell>
          <table:table-cell office:value-type="float" office:value="23.1899459362" calcext:value-type="float">
            <text:p>23,18994593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6:.B6])" office:value-type="float" office:value="0.373104707500005" calcext:value-type="float">
            <text:p>0,37</text:p>
          </table:table-cell>
          <table:table-cell/>
          <table:table-cell table:style-name="ce4" table:formula="of:=[.E22]+[.H22]" office:value-type="float" office:value="12550" calcext:value-type="float">
            <text:p>12550</text:p>
          </table:table-cell>
          <table:table-cell table:formula="of:=12597-[.E6]" office:value-type="float" office:value="47" calcext:value-type="float">
            <text:p>47</text:p>
          </table:table-cell>
          <table:table-cell office:value-type="float" office:value="0.0155720710754" calcext:value-type="float">
            <text:p>0,0155720711</text:p>
          </table:table-cell>
          <table:table-cell office:value-type="float" office:value="23.2212531567" calcext:value-type="float">
            <text:p>23,221253156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618480591" calcext:value-type="float">
            <text:p>99,76</text:p>
          </table:table-cell>
          <table:table-cell table:style-name="ce3" table:formula="of:=100 - SUM([.A7:.B7])" office:value-type="float" office:value="0.238151940899996" calcext:value-type="float">
            <text:p>0,24</text:p>
          </table:table-cell>
          <table:table-cell/>
          <table:table-cell table:style-name="ce4" table:formula="of:=[.E23]+[.H23]" office:value-type="float" office:value="12567" calcext:value-type="float">
            <text:p>12567</text:p>
          </table:table-cell>
          <table:table-cell table:formula="of:=12597-[.E7]" office:value-type="float" office:value="30" calcext:value-type="float">
            <text:p>30</text:p>
          </table:table-cell>
          <table:table-cell office:value-type="float" office:value="0.0156180858612" calcext:value-type="float">
            <text:p>0,0156180859</text:p>
          </table:table-cell>
          <table:table-cell office:value-type="float" office:value="23.2217512131" calcext:value-type="float">
            <text:p>23,221751213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/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0.0161700248718" calcext:value-type="float">
            <text:p>0,0161700249</text:p>
          </table:table-cell>
          <table:table-cell office:value-type="float" office:value="23.1844768524" calcext:value-type="float">
            <text:p>23,18447685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745515161" calcext:value-type="float">
            <text:p>99,67</text:p>
          </table:table-cell>
          <table:table-cell table:style-name="ce3" table:formula="of:=100 - SUM([.A9:.B9])" office:value-type="float" office:value="0.325448483900004" calcext:value-type="float">
            <text:p>0,33</text:p>
          </table:table-cell>
          <table:table-cell/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0.0141830444336" calcext:value-type="float">
            <text:p>0,0141830444</text:p>
          </table:table-cell>
          <table:table-cell office:value-type="float" office:value="23.2797930241" calcext:value-type="float">
            <text:p>23,279793024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745515161" calcext:value-type="float">
            <text:p>99,67</text:p>
          </table:table-cell>
          <table:table-cell table:style-name="ce3" table:formula="of:=100 - SUM([.A10:.B10])" office:value-type="float" office:value="0.325448483900004" calcext:value-type="float">
            <text:p>0,33</text:p>
          </table:table-cell>
          <table:table-cell/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0.0152277946472" calcext:value-type="float">
            <text:p>0,0152277946</text:p>
          </table:table-cell>
          <table:table-cell office:value-type="float" office:value="23.2897150517" calcext:value-type="float">
            <text:p>23,289715051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11:.B11])" office:value-type="float" office:value="0.222257501200005" calcext:value-type="float">
            <text:p>0,22</text:p>
          </table:table-cell>
          <table:table-cell/>
          <table:table-cell table:style-name="ce4" table:formula="of:=[.E27]+[.H27]" office:value-type="float" office:value="12569" calcext:value-type="float">
            <text:p>12569</text:p>
          </table:table-cell>
          <table:table-cell table:formula="of:=12597-[.E11]" office:value-type="float" office:value="28" calcext:value-type="float">
            <text:p>28</text:p>
          </table:table-cell>
          <table:table-cell office:value-type="float" office:value="0.0154919624329" calcext:value-type="float">
            <text:p>0,0154919624</text:p>
          </table:table-cell>
          <table:table-cell office:value-type="float" office:value="23.2518060207" calcext:value-type="float">
            <text:p>23,251806020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780625" calcext:value-type="float">
            <text:p>99,6983478063</text:p>
          </table:table-cell>
          <table:table-cell table:formula="of:=AVERAGE([.C2:.C11])" office:value-type="float" office:value="0.301652193750001" calcext:value-type="float">
            <text:p>0,301652193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528866291045" calcext:value-type="float">
            <text:p>0,0152886629</text:p>
          </table:table-cell>
          <table:table-cell table:formula="of:=SUM([.H2:.H11])/10" office:value-type="float" office:value="23.24204781057" calcext:value-type="float">
            <text:p>23,242047810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813" calcext:value-type="float">
            <text:p>58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750" calcext:value-type="float">
            <text:p>67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16" calcext:value-type="float">
            <text:p>581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19:.G19])" office:value-type="float" office:value="6746" calcext:value-type="float">
            <text:p>67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754" calcext:value-type="float">
            <text:p>675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927" calcext:value-type="float">
            <text:p>592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1:.G21])" office:value-type="float" office:value="6630" calcext:value-type="float">
            <text:p>66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740" calcext:value-type="float">
            <text:p>674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645" calcext:value-type="float">
            <text:p>664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63" calcext:value-type="float">
            <text:p>676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3" calcext:value-type="float">
            <text:p>585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22" calcext:value-type="float">
            <text:p>672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2"/>
          <table:table-cell table:formula="of:=SUM([.E18:.E27])" office:value-type="float" office:value="58441" calcext:value-type="float">
            <text:p>58441</text:p>
          </table:table-cell>
          <table:table-cell table:formula="of:=SUM([.F18:.F27])" office:value-type="float" office:value="194" calcext:value-type="float">
            <text:p>194</text:p>
          </table:table-cell>
          <table:table-cell table:formula="of:=SUM([.G18:.G27])" office:value-type="float" office:value="186" calcext:value-type="float">
            <text:p>186</text:p>
          </table:table-cell>
          <table:table-cell table:formula="of:=SUM([.H18:.H27])" office:value-type="float" office:value="67149" calcext:value-type="float">
            <text:p>6714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56:31.6907087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8:00.366839960</meta:creation-date>
    <dc:date>2018-01-23T22:58:24.327069095</dc:date>
    <meta:editing-duration>PT3M36S</meta:editing-duration>
    <meta:editing-cycles>2</meta:editing-cycles>
    <meta:generator>LibreOffice/5.1.6.2$Linux_X86_64 LibreOffice_project/10m0$Build-2</meta:generator>
    <meta:document-statistic meta:table-count="1" meta:cell-count="171" meta:object-count="0"/>
  </office:meta>
</office:document-meta>
</file>